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 style:font-name-asian="Calibri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normal" officeooo:paragraph-rsid="0018b807"/>
    </style:style>
    <style:style style:name="P8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11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name-asian="Calibri1" style:font-size-asian="14pt" style:font-style-asian="normal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1" fo:letter-spacing="normal" fo:font-style="normal"/>
    </style:style>
    <style:style style:name="T2" style:family="text">
      <style:text-properties fo:font-variant="normal" fo:text-transform="none" fo:color="#000000" style:font-name="Times New Roman1" fo:letter-spacing="normal" fo:font-style="normal" officeooo:rsid="0018b807"/>
    </style:style>
    <style:style style:name="T3" style:family="text">
      <style:text-properties style:font-name-asian="Calibri1" style:font-size-asian="14pt" style:font-weight-asian="normal" style:font-size-complex="14pt" style:font-weight-complex="normal"/>
    </style:style>
    <style:style style:name="T4" style:family="text">
      <style:text-properties officeooo:rsid="0018b8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</text:p>
      <text:p text:style-name="P2"/>
      <text:p text:style-name="P3"/>
      <text:p text:style-name="P3"/>
      <text:p text:style-name="P3"/>
      <text:p text:style-name="P3"/>
      <text:p text:style-name="P10">Лабораторная работа №1</text:p>
      <text:p text:style-name="P10">«Оптимизация обмен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Выполнила: студентка ОИКС</text:p>
      <text:p text:style-name="P4">3 курса группы ИС-Б17</text:p>
      <text:p text:style-name="P4">Петренко В. Ю.</text:p>
      <text:p text:style-name="P4">Провери<text:span text:style-name="T4">л</text:span>: <text:span text:style-name="T4">Пляскин А. В.</text:span></text:p>
      <text:p text:style-name="P3"/>
      <text:p text:style-name="P3"/>
      <text:p text:style-name="P3"/>
      <text:p text:style-name="P3"/>
      <text:p text:style-name="P10">Обнинск, 2019</text:p>
      <text:p text:style-name="P5"><text:soft-page-break/><text:span text:style-name="T3">1. </text:span><text:span text:style-name="T1">Содержание работы: Написать программу, реализующую обмен (чтение/запись) данных по схем</text:span><text:span text:style-name="T2">е</text:span><text:span text:style-name="T1"> "Внешняя память - Внешняя память", и продемонстрировать ее работу на тестовом примере. Данные для тестового примера генерируются случайным образом.</text:span></text:p>
      <text:p text:style-name="P7"><text:span text:style-name="T2">Вариант 4. </text:span><text:span text:style-name="T1">Дан файл типа BYTE размером не менее 256 Кбайт. Скопировать этот файл во внешнюю память 10 раз поблочно. Размер читаемого блока - 1024 байта, размер записываемого блока принять кратным размеру читаемого блока. Характеристика: коэффициент кратности (1:2, 1:4, 1:8, 1:16).</text:span></text:p>
      <text:p text:style-name="P6">2. инструментарий-описание функции windows, что использовали при работе;</text:p>
      <text:p text:style-name="P6">3. алгоритм, процесс решения. рисовать блок схему, для потоков лучше uml-диаграмму;</text:p>
      <text:p text:style-name="P6">4. результат решения задачи(скрины);</text:p>
      <text:p text:style-name="P6">5. выводы(в лабе есть цель, надо сделать вывод).</text:p>
      <text:p text:style-name="P13"/>
      <text:p text:style-name="P13"/>
      <text:p text:style-name="P3">Конечный результат:</text:p>
      <text:p text:style-name="P3">1. График зависимости скорости обмена (Кбайт/c) от некоторой характеристики, заданной в варианте.</text:p>
      <text:p text:style-name="P3">2. Отчет с выводами и анализом результатов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0-15T23:22:05.715134085</dc:date>
    <meta:editing-cycles>11</meta:editing-cycles>
    <meta:editing-duration>PT3H19M32S</meta:editing-duration>
    <meta:generator>LibreOffice/6.0.7.3$Linux_X86_64 LibreOffice_project/00m0$Build-3</meta:generator>
    <meta:document-statistic meta:table-count="0" meta:image-count="0" meta:object-count="0" meta:page-count="2" meta:paragraph-count="20" meta:word-count="167" meta:character-count="1297" meta:non-whitespace-character-count="1150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